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2555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3673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4236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ro9" style:family="table-row">
      <style:table-row-properties style:row-height="0.3575in" fo:break-before="auto" style:use-optimal-row-height="false"/>
    </style:style>
    <style:style style:name="ro10" style:family="table-row">
      <style:table-row-properties style:row-height="0.2445in" fo:break-before="auto" style:use-optimal-row-height="false"/>
    </style:style>
    <style:style style:name="ro1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Times New Roman"/>
    </style:style>
    <style:style style:name="ce14" style:family="table-cell" style:parent-style-name="Default"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">
      <style:text-properties style:font-name="Times New Roman"/>
    </style:style>
    <style:style style:name="ce21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4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2">
      <style:text-properties style:font-name="Times New Roman"/>
    </style:style>
    <style:style style:name="ce29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2">
      <style:table-cell-properties fo:border="0.06pt solid #000000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5" style:family="table-cell" style:parent-style-name="Default">
      <style:text-properties style:font-name="Times New Roman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3"/>
        <table:table-column table:style-name="co3" table:default-cell-style-name="ce13"/>
        <table:table-column table:style-name="co4" table:default-cell-style-name="ce20"/>
        <table:table-column table:style-name="co4" table:default-cell-style-name="ce28"/>
        <table:table-column table:style-name="co4" table:number-columns-repeated="3" table:default-cell-style-name="ce13"/>
        <table:table-column table:style-name="co6" table:default-cell-style-name="ce13"/>
        <table:table-column table:style-name="co5" table:number-columns-repeated="1016" table:default-cell-style-name="ce13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4"/>
          <table:table-cell table:number-columns-repeated="4"/>
          <table:table-cell table:style-name="ce4" office:value-type="string">
            <text:p>Ngày: <text:a xlink:href="python://get_date()" xlink:type="simple">get_date</text:a>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2" table:number-rows-spanned="1">
            <text:p>HẬU GIANG</text:p>
          </table:table-cell>
          <table:covered-table-cell table:style-name="ce14"/>
          <table:table-cell table:number-columns-repeated="4"/>
          <table:table-cell table:style-name="ce4" office:value-type="string">
            <text:p>Trang: 1/-1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7" table:number-rows-spanned="1">
            <text:p>BẢNG TỔNG HỢP VÉ SỐ BÁN THEO LÔ</text:p>
          </table:table-cell>
          <table:covered-table-cell/>
          <table:covered-table-cell table:number-columns-repeated="2" table:style-name="ce13"/>
          <table:covered-table-cell table:number-columns-repeated="3"/>
          <table:table-cell table:number-columns-repeated="1017"/>
        </table:table-row>
        <table:table-row table:style-name="ro4">
          <table:table-cell table:style-name="ce3" office:value-type="string" table:number-columns-spanned="7" table:number-rows-spanned="1">
            <text:p>Ngày: <text:a xlink:href="python://get_date()" xlink:type="simple">get_date</text:a></text:p>
          </table:table-cell>
          <table:covered-table-cell table:number-columns-repeated="6" table:style-name="ce4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1"/>
          <table:table-cell table:style-name="ce29"/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5" office:value-type="string">
            <text:p>STT</text:p>
          </table:table-cell>
          <table:table-cell table:style-name="ce5" office:value-type="string">
            <text:p>Lô</text:p>
          </table:table-cell>
          <table:table-cell table:style-name="ce22" office:value-type="string">
            <text:p>Doanh thu</text:p>
          </table:table-cell>
          <table:table-cell table:style-name="ce30" office:value-type="string">
            <text:p>Tỉ trọng/DThu</text:p>
          </table:table-cell>
          <table:table-cell table:style-name="ce5" office:value-type="string">
            <text:p>Trả thưởng</text:p>
          </table:table-cell>
          <table:table-cell table:style-name="ce5" office:value-type="string">
            <text:p>Tỉ trọng/TT</text:p>
          </table:table-cell>
          <table:table-cell table:style-name="ce5" office:value-type="string">
            <text:p>TT/DT</text:p>
          </table:table-cell>
          <table:table-cell table:style-name="ce34" table:number-columns-repeated="1017"/>
        </table:table-row>
        <table:table-row table:style-name="ro7">
          <table:table-cell table:style-name="ce6" office:value-type="string" table:number-columns-spanned="7" table:number-rows-spanned="1">
            <text:p>2 số</text:p>
          </table:table-cell>
          <table:covered-table-cell table:style-name="ce15"/>
          <table:covered-table-cell table:style-name="ce23"/>
          <table:covered-table-cell table:style-name="ce31"/>
          <table:covered-table-cell table:number-columns-repeated="3" table:style-name="ce15"/>
          <table:table-cell table:number-columns-repeated="1017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Loại 2 số Đầu</text:p>
          </table:table-cell>
          <table:table-cell table:style-name="ce24" office:value-type="string">
            <text:p><text:a xlink:href="python://get_chitiet()['tong_dt_2_d']" xlink:type="simple">tong_dt_2_d</text:a></text:p>
          </table:table-cell>
          <table:table-cell table:style-name="ce24" office:value-type="string">
            <text:p><text:a xlink:href="python://get_chitiet()['tong_dt']%20and%20get_chitiet()['tong_dt_2_d']/get_chitiet()['tong_dt']*100" xlink:type="simple">tt_dt_2_d</text:a></text:p>
          </table:table-cell>
          <table:table-cell table:style-name="ce24" office:value-type="string">
            <text:p><text:a xlink:href="python://get_chitiet()['tong_tt_2_d']" xlink:type="simple">tong_tt_2_d</text:a></text:p>
          </table:table-cell>
          <table:table-cell table:style-name="ce24" office:value-type="string">
            <text:p><text:a xlink:href="python://get_chitiet()['tong_tt']%20and%20get_chitiet()['tong_tt_2_d']/get_chitiet()['tong_tt']*100" xlink:type="simple">tt_tt_2_d</text:a></text:p>
          </table:table-cell>
          <table:table-cell table:style-name="ce24" office:value-type="string">
            <text:p><text:a xlink:href="python://get_chitiet()['tong_dt_2_d']%20and%20get_chitiet()['tong_tt_2_d']/get_chitiet()['tong_dt_2_d']*100" xlink:type="simple">tt_2_d</text:a></text:p>
          </table:table-cell>
          <table:table-cell table:number-columns-repeated="1017"/>
        </table:table-row>
        <table:table-row table:style-name="ro7">
          <table:table-cell table:style-name="ce8" office:value-type="float" office:value="2">
            <text:p>2</text:p>
          </table:table-cell>
          <table:table-cell table:style-name="ce17" office:value-type="string">
            <text:p>Loại 2 số Cuối</text:p>
          </table:table-cell>
          <table:table-cell table:style-name="ce24" office:value-type="string">
            <text:p><text:a xlink:href="python://get_chitiet()['tong_dt_2_c']" xlink:type="simple">tong_dt_2_c</text:a></text:p>
          </table:table-cell>
          <table:table-cell table:style-name="ce24" office:value-type="string">
            <text:p><text:a xlink:href="python://get_chitiet()['tong_dt']%20and%20get_chitiet()['tong_dt_2_c']/get_chitiet()['tong_dt']*100" xlink:type="simple">tt_dt_2_c</text:a></text:p>
          </table:table-cell>
          <table:table-cell table:style-name="ce24" office:value-type="string">
            <text:p><text:a xlink:href="python://get_chitiet()['tong_tt_2_c']" xlink:type="simple">tong_tt_2_c</text:a></text:p>
          </table:table-cell>
          <table:table-cell table:style-name="ce24" office:value-type="string">
            <text:p><text:a xlink:href="python://get_chitiet()['tong_tt']%20and%20get_chitiet()['tong_tt_2_c']/get_chitiet()['tong_tt']*100" xlink:type="simple">tt_tt_2_c</text:a></text:p>
          </table:table-cell>
          <table:table-cell table:style-name="ce24" office:value-type="string">
            <text:p><text:a xlink:href="python://get_chitiet()['tong_dt_2_c']%20and%20get_chitiet()['tong_tt_2_c']/get_chitiet()['tong_dt_2_c']*100" xlink:type="simple">tt_2_c</text:a></text:p>
          </table:table-cell>
          <table:table-cell table:number-columns-repeated="1017"/>
        </table:table-row>
        <table:table-row table:style-name="ro7">
          <table:table-cell table:style-name="ce8" office:value-type="float" office:value="3">
            <text:p>3</text:p>
          </table:table-cell>
          <table:table-cell table:style-name="ce17" office:value-type="string">
            <text:p>Loại 2 số 2 lô</text:p>
          </table:table-cell>
          <table:table-cell table:style-name="ce24" office:value-type="string">
            <text:p><text:a xlink:href="python://get_chitiet()['tong_dt_2_dc']" xlink:type="simple">tong_dt_2_dc</text:a></text:p>
          </table:table-cell>
          <table:table-cell table:style-name="ce24" office:value-type="string">
            <text:p><text:a xlink:href="python://get_chitiet()['tong_dt']%20and%20get_chitiet()['tong_dt_2_dc']/get_chitiet()['tong_dt']*100" xlink:type="simple">tt_dt_2_dc</text:a></text:p>
          </table:table-cell>
          <table:table-cell table:style-name="ce24" office:value-type="string">
            <text:p><text:a xlink:href="python://get_chitiet()['tong_tt_2_dc']" xlink:type="simple">tong_tt_2_dc</text:a></text:p>
          </table:table-cell>
          <table:table-cell table:style-name="ce24" office:value-type="string">
            <text:p><text:a xlink:href="python://get_chitiet()['tong_tt']%20and%20get_chitiet()['tong_tt_2_dc']/get_chitiet()['tong_tt']*100" xlink:type="simple">tt_tt_2_dc</text:a></text:p>
          </table:table-cell>
          <table:table-cell table:style-name="ce24" office:value-type="string">
            <text:p><text:a xlink:href="python://get_chitiet()['tong_dt_2_dc']%20and%20get_chitiet()['tong_tt_2_dc']/get_chitiet()['tong_dt_2_dc']*100" xlink:type="simple">2_dc</text:a></text:p>
          </table:table-cell>
          <table:table-cell table:number-columns-repeated="1017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18" office:value-type="string">
            <text:p>Loại 2 số 18 lô</text:p>
          </table:table-cell>
          <table:table-cell table:style-name="ce24" office:value-type="string">
            <text:p><text:a xlink:href="python://get_chitiet()['tong_dt_2_18']" xlink:type="simple">tong_dt_2_18</text:a></text:p>
          </table:table-cell>
          <table:table-cell table:style-name="ce24" office:value-type="string">
            <text:p><text:a xlink:href="python://get_chitiet()['tong_dt']%20and%20get_chitiet()['tong_dt_2_18']/get_chitiet()['tong_dt']*100" xlink:type="simple">tt_dt_2_18</text:a></text:p>
          </table:table-cell>
          <table:table-cell table:style-name="ce24" office:value-type="string">
            <text:p><text:a xlink:href="python://get_chitiet()['tong_tt_2_18']" xlink:type="simple">tong_tt_2_18</text:a></text:p>
          </table:table-cell>
          <table:table-cell table:style-name="ce24" office:value-type="string">
            <text:p><text:a xlink:href="python://get_chitiet()['tong_tt']%20and%20get_chitiet()['tong_tt_2_18']/get_chitiet()['tong_tt']*100" xlink:type="simple">tt_tt_2_18</text:a></text:p>
          </table:table-cell>
          <table:table-cell table:style-name="ce24" office:value-type="string">
            <text:p><text:a xlink:href="python://get_chitiet()['tong_dt_2_18']%20and%20get_chitiet()['tong_tt_2_18']/get_chitiet()['tong_dt_2_18']*100" xlink:type="simple">tt_2_18</text:a></text:p>
          </table:table-cell>
          <table:table-cell table:number-columns-repeated="1017"/>
        </table:table-row>
        <table:table-row table:style-name="ro7">
          <table:table-cell table:style-name="ce10" office:value-type="string" table:number-columns-spanned="2" table:number-rows-spanned="1">
            <text:p>Cộng 2 số</text:p>
          </table:table-cell>
          <table:covered-table-cell table:style-name="ce19"/>
          <table:table-cell table:style-name="ce25" office:value-type="string">
            <text:p><text:a xlink:href="python://get_chitiet()['tong_dt_2']" xlink:type="simple">tong_dt_2</text:a></text:p>
          </table:table-cell>
          <table:table-cell table:style-name="ce25" office:value-type="string">
            <text:p><text:a xlink:href="python://get_chitiet()['tong_dt']%20and%20get_chitiet()['tong_dt_2']/get_chitiet()['tong_dt']*100" xlink:type="simple">tt_dt_2</text:a></text:p>
          </table:table-cell>
          <table:table-cell table:style-name="ce25" office:value-type="string">
            <text:p><text:a xlink:href="python://get_chitiet()['tong_tt_2']" xlink:type="simple">tong_tt_2</text:a></text:p>
          </table:table-cell>
          <table:table-cell table:style-name="ce25" office:value-type="string">
            <text:p><text:a xlink:href="python://get_chitiet()['tong_tt']%20and%20get_chitiet()['tong_tt_2']/get_chitiet()['tong_tt']*100" xlink:type="simple">tt_tt_2</text:a></text:p>
          </table:table-cell>
          <table:table-cell table:style-name="ce25" office:value-type="string">
            <text:p><text:a xlink:href="python://get_chitiet()['tong_dt_2']%20and%20get_chitiet()['tong_tt_2']/get_chitiet()['tong_dt_2']*100" xlink:type="simple">tt_2</text:a></text:p>
          </table:table-cell>
          <table:table-cell table:style-name="ce35" table:number-columns-repeated="1017"/>
        </table:table-row>
        <table:table-row table:style-name="ro7">
          <table:table-cell table:style-name="ce6" office:value-type="string" table:number-columns-spanned="7" table:number-rows-spanned="1">
            <text:p>3 số</text:p>
          </table:table-cell>
          <table:covered-table-cell table:style-name="ce15"/>
          <table:covered-table-cell table:number-columns-repeated="5" table:style-name="ce26"/>
          <table:table-cell table:number-columns-repeated="1017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Loại 3 số Đầu</text:p>
          </table:table-cell>
          <table:table-cell table:style-name="ce24" office:value-type="string">
            <text:p><text:a xlink:href="python://get_chitiet()['tong_dt_3_d']" xlink:type="simple">tong_dt_3_d</text:a></text:p>
          </table:table-cell>
          <table:table-cell table:style-name="ce24" office:value-type="string">
            <text:p><text:a xlink:href="python://get_chitiet()['tong_dt']%20and%20get_chitiet()['tong_dt_3_d']/get_chitiet()['tong_dt']*100" xlink:type="simple">tt_dt_3_d</text:a></text:p>
          </table:table-cell>
          <table:table-cell table:style-name="ce24" office:value-type="string">
            <text:p><text:a xlink:href="python://get_chitiet()['tong_tt_3_d']" xlink:type="simple">tong_tt_3_d</text:a></text:p>
          </table:table-cell>
          <table:table-cell table:style-name="ce24" office:value-type="string">
            <text:p><text:a xlink:href="python://get_chitiet()['tong_tt']%20and%20get_chitiet()['tong_tt_3_d']/get_chitiet()['tong_tt']*100" xlink:type="simple">tt_tt_3_d</text:a></text:p>
          </table:table-cell>
          <table:table-cell table:style-name="ce24" office:value-type="string">
            <text:p><text:a xlink:href="python://get_chitiet()['tong_dt_3_d']%20and%20get_chitiet()['tong_tt_3_d']/get_chitiet()['tong_dt_3_d']*100" xlink:type="simple">tt_3_d</text:a></text:p>
          </table:table-cell>
          <table:table-cell table:number-columns-repeated="1017"/>
        </table:table-row>
        <table:table-row table:style-name="ro7">
          <table:table-cell table:style-name="ce8" office:value-type="float" office:value="2">
            <text:p>2</text:p>
          </table:table-cell>
          <table:table-cell table:style-name="ce17" office:value-type="string">
            <text:p>Loại 3 số Cuối</text:p>
          </table:table-cell>
          <table:table-cell table:style-name="ce24" office:value-type="string">
            <text:p><text:a xlink:href="python://get_chitiet()['tong_dt_3_c']" xlink:type="simple">tong_dt_3_c</text:a></text:p>
          </table:table-cell>
          <table:table-cell table:style-name="ce24" office:value-type="string">
            <text:p><text:a xlink:href="python://get_chitiet()['tong_dt']%20and%20get_chitiet()['tong_dt_3_c']/get_chitiet()['tong_dt']*100" xlink:type="simple">tt_dt_3_c</text:a></text:p>
          </table:table-cell>
          <table:table-cell table:style-name="ce24" office:value-type="string">
            <text:p><text:a xlink:href="python://get_chitiet()['tong_tt_3_c']" xlink:type="simple">tong_tt_3_c</text:a></text:p>
          </table:table-cell>
          <table:table-cell table:style-name="ce24" office:value-type="string">
            <text:p><text:a xlink:href="python://get_chitiet()['tong_tt']%20and%20get_chitiet()['tong_tt_3_c']/get_chitiet()['tong_tt']*100" xlink:type="simple">tt_tt_3_c</text:a></text:p>
          </table:table-cell>
          <table:table-cell table:style-name="ce24" office:value-type="string">
            <text:p><text:a xlink:href="python://get_chitiet()['tong_dt_3_c']%20and%20get_chitiet()['tong_tt_3_c']/get_chitiet()['tong_dt_3_c']*100" xlink:type="simple">tt_3_c</text:a></text:p>
          </table:table-cell>
          <table:table-cell table:number-columns-repeated="1017"/>
        </table:table-row>
        <table:table-row table:style-name="ro7">
          <table:table-cell table:style-name="ce8" office:value-type="float" office:value="3">
            <text:p>3</text:p>
          </table:table-cell>
          <table:table-cell table:style-name="ce17" office:value-type="string">
            <text:p>Loại 3 số 2 lô</text:p>
          </table:table-cell>
          <table:table-cell table:style-name="ce24" office:value-type="string">
            <text:p><text:a xlink:href="python://get_chitiet()['tong_dt_3_dc']" xlink:type="simple">tong_dt_3_dc</text:a></text:p>
          </table:table-cell>
          <table:table-cell table:style-name="ce24" office:value-type="string">
            <text:p><text:a xlink:href="python://get_chitiet()['tong_dt']%20and%20get_chitiet()['tong_dt_3_dc']/get_chitiet()['tong_dt']*100" xlink:type="simple">tt_dt_3_dc</text:a></text:p>
          </table:table-cell>
          <table:table-cell table:style-name="ce24" office:value-type="string">
            <text:p><text:a xlink:href="python://get_chitiet()['tong_tt_3_dc']" xlink:type="simple">tong_tt_3_dc</text:a></text:p>
          </table:table-cell>
          <table:table-cell table:style-name="ce24" office:value-type="string">
            <text:p><text:a xlink:href="python://get_chitiet()['tong_tt']%20and%20get_chitiet()['tong_tt_3_dc']/get_chitiet()['tong_tt']*100" xlink:type="simple">tt_tt_3_dc</text:a></text:p>
          </table:table-cell>
          <table:table-cell table:style-name="ce24" office:value-type="string">
            <text:p><text:a xlink:href="python://get_chitiet()['tong_dt_3_dc']%20and%20get_chitiet()['tong_tt_3_dc']/get_chitiet()['tong_dt_3_dc']*100" xlink:type="simple">tt_3_dc</text:a></text:p>
          </table:table-cell>
          <table:table-cell table:number-columns-repeated="1017"/>
        </table:table-row>
        <table:table-row table:style-name="ro7">
          <table:table-cell table:style-name="ce8" office:value-type="float" office:value="4">
            <text:p>4</text:p>
          </table:table-cell>
          <table:table-cell table:style-name="ce17" office:value-type="string">
            <text:p>Loại 3 số 7 lô</text:p>
          </table:table-cell>
          <table:table-cell table:style-name="ce24" office:value-type="string">
            <text:p><text:a xlink:href="python://get_chitiet()['tong_dt_3_7']" xlink:type="simple">tong_dt_3_7</text:a></text:p>
          </table:table-cell>
          <table:table-cell table:style-name="ce24" office:value-type="string">
            <text:p><text:a xlink:href="python://get_chitiet()['tong_dt']%20and%20get_chitiet()['tong_dt_3_7']/get_chitiet()['tong_dt']*100" xlink:type="simple">tt_dt_3_7</text:a></text:p>
          </table:table-cell>
          <table:table-cell table:style-name="ce24" office:value-type="string">
            <text:p><text:a xlink:href="python://get_chitiet()['tong_tt_3_7']" xlink:type="simple">tong_tt_3_7</text:a></text:p>
          </table:table-cell>
          <table:table-cell table:style-name="ce24" office:value-type="string">
            <text:p><text:a xlink:href="python://get_chitiet()['tong_tt']%20and%20get_chitiet()['tong_tt_3_7']/get_chitiet()['tong_tt']*100" xlink:type="simple">tt_tt_3_7</text:a></text:p>
          </table:table-cell>
          <table:table-cell table:style-name="ce24" office:value-type="string">
            <text:p><text:a xlink:href="python://get_chitiet()['tong_dt_3_7']%20and%20get_chitiet()['tong_tt_3_7']/get_chitiet()['tong_dt_3_7']*100" xlink:type="simple">tt_3_7</text:a></text:p>
          </table:table-cell>
          <table:table-cell table:number-columns-repeated="1017"/>
        </table:table-row>
        <table:table-row table:style-name="ro7">
          <table:table-cell table:style-name="ce9" office:value-type="float" office:value="5">
            <text:p>5</text:p>
          </table:table-cell>
          <table:table-cell table:style-name="ce18" office:value-type="string">
            <text:p>Loại 3 số 17 lô</text:p>
          </table:table-cell>
          <table:table-cell table:style-name="ce24" office:value-type="string">
            <text:p><text:a xlink:href="python://get_chitiet()['tong_dt_3_17']" xlink:type="simple">tong_dt_3_17</text:a></text:p>
          </table:table-cell>
          <table:table-cell table:style-name="ce24" office:value-type="string">
            <text:p><text:a xlink:href="python://get_chitiet()['tong_dt']%20and%20get_chitiet()['tong_dt_3_17']/get_chitiet()['tong_dt']*100" xlink:type="simple">tt_dt_3_17</text:a></text:p>
          </table:table-cell>
          <table:table-cell table:style-name="ce24" office:value-type="string">
            <text:p><text:a xlink:href="python://get_chitiet()['tong_tt_3_17']" xlink:type="simple">tong_tt_3_17</text:a></text:p>
          </table:table-cell>
          <table:table-cell table:style-name="ce24" office:value-type="string">
            <text:p><text:a xlink:href="python://get_chitiet()['tong_tt']%20and%20get_chitiet()['tong_tt_3_17']/get_chitiet()['tong_tt']*100" xlink:type="simple">tt_tt_3_17</text:a></text:p>
          </table:table-cell>
          <table:table-cell table:style-name="ce24" office:value-type="string">
            <text:p><text:a xlink:href="python://get_chitiet()['tong_dt_3_17']%20and%20get_chitiet()['tong_tt_3_17']/get_chitiet()['tong_dt_3_17']*100" xlink:type="simple">tt_3_17</text:a></text:p>
          </table:table-cell>
          <table:table-cell table:number-columns-repeated="1017"/>
        </table:table-row>
        <table:table-row table:style-name="ro7">
          <table:table-cell table:style-name="ce10" office:value-type="string" table:number-columns-spanned="2" table:number-rows-spanned="1">
            <text:p>Cộng 3 số</text:p>
          </table:table-cell>
          <table:covered-table-cell table:style-name="ce19"/>
          <table:table-cell table:style-name="ce25" office:value-type="string">
            <text:p><text:a xlink:href="python://get_chitiet()['tong_dt_3']" xlink:type="simple">tong_dt_3</text:a></text:p>
          </table:table-cell>
          <table:table-cell table:style-name="ce25" office:value-type="string">
            <text:p><text:a xlink:href="python://get_chitiet()['tong_dt']%20and%20get_chitiet()['tong_dt_3']/get_chitiet()['tong_dt']*100" xlink:type="simple">tt_dt_3</text:a></text:p>
          </table:table-cell>
          <table:table-cell table:style-name="ce25" office:value-type="string">
            <text:p><text:a xlink:href="python://get_chitiet()['tong_tt_3']" xlink:type="simple">tong_tt_3</text:a></text:p>
          </table:table-cell>
          <table:table-cell table:style-name="ce25" office:value-type="string">
            <text:p><text:a xlink:href="python://get_chitiet()['tong_tt']%20and%20get_chitiet()['tong_tt_3']/get_chitiet()['tong_tt']*100" xlink:type="simple">tt_tt_3</text:a></text:p>
          </table:table-cell>
          <table:table-cell table:style-name="ce25" office:value-type="string">
            <text:p><text:a xlink:href="python://get_chitiet()['tong_dt_3']%20and%20get_chitiet()['tong_tt_3']/get_chitiet()['tong_dt_3']*100" xlink:type="simple">tt_3</text:a></text:p>
          </table:table-cell>
          <table:table-cell table:style-name="ce35" table:number-columns-repeated="1017"/>
        </table:table-row>
        <table:table-row table:style-name="ro7">
          <table:table-cell table:style-name="ce6" office:value-type="string" table:number-columns-spanned="7" table:number-rows-spanned="1">
            <text:p>4 số</text:p>
          </table:table-cell>
          <table:covered-table-cell table:style-name="ce15"/>
          <table:covered-table-cell table:number-columns-repeated="5" table:style-name="ce26"/>
          <table:table-cell table:number-columns-repeated="1017"/>
        </table:table-row>
        <table:table-row table:style-name="ro7">
          <table:table-cell table:style-name="ce11" office:value-type="float" office:value="1">
            <text:p>1</text:p>
          </table:table-cell>
          <table:table-cell table:style-name="ce15" office:value-type="string">
            <text:p>Loại 2 số 16 lô</text:p>
          </table:table-cell>
          <table:table-cell table:style-name="ce24" office:value-type="string">
            <text:p><text:a xlink:href="python://get_chitiet()['tong_dt_4_16']" xlink:type="simple">tong_dt_4_16</text:a></text:p>
          </table:table-cell>
          <table:table-cell table:style-name="ce24" office:value-type="string">
            <text:p><text:a xlink:href="python://get_chitiet()['tong_dt']%20and%20get_chitiet()['tong_dt_4_16']/get_chitiet()['tong_dt']*100" xlink:type="simple">tt_dt_4_16</text:a></text:p>
          </table:table-cell>
          <table:table-cell table:style-name="ce24" office:value-type="string">
            <text:p><text:a xlink:href="python://get_chitiet()['tong_tt_4_16']" xlink:type="simple">tong_tt_4_16</text:a></text:p>
          </table:table-cell>
          <table:table-cell table:style-name="ce24" office:value-type="string">
            <text:p><text:a xlink:href="python://get_chitiet()['tong_tt']%20and%20get_chitiet()['tong_tt_4_16']/get_chitiet()['tong_tt']*100" xlink:type="simple">tt_tt_4_16</text:a></text:p>
          </table:table-cell>
          <table:table-cell table:style-name="ce24" office:value-type="string">
            <text:p><text:a xlink:href="python://get_chitiet()['tong_dt_4_16']%20and%20get_chitiet()['tong_tt_4_16']/get_chitiet()['tong_dt_4_16']*100" xlink:type="simple">tt_4_16</text:a></text:p>
          </table:table-cell>
          <table:table-cell table:number-columns-repeated="1017"/>
        </table:table-row>
        <table:table-row table:style-name="ro7">
          <table:table-cell table:style-name="ce10" office:value-type="string" table:number-columns-spanned="2" table:number-rows-spanned="1">
            <text:p>Cộng 4 số</text:p>
          </table:table-cell>
          <table:covered-table-cell table:style-name="ce19"/>
          <table:table-cell table:style-name="ce25" office:value-type="string">
            <text:p><text:a xlink:href="python://get_chitiet()['tong_dt_4']" xlink:type="simple">tong_dt_4</text:a></text:p>
          </table:table-cell>
          <table:table-cell table:style-name="ce25" office:value-type="string">
            <text:p><text:a xlink:href="python://get_chitiet()['tong_dt']%20and%20get_chitiet()['tong_dt_4']/get_chitiet()['tong_dt']*100" xlink:type="simple">tt_dt_4</text:a></text:p>
          </table:table-cell>
          <table:table-cell table:style-name="ce25" office:value-type="string">
            <text:p><text:a xlink:href="python://get_chitiet()['tong_tt_4']" xlink:type="simple">tong_tt_4</text:a></text:p>
          </table:table-cell>
          <table:table-cell table:style-name="ce25" office:value-type="string">
            <text:p><text:a xlink:href="python://get_chitiet()['tong_tt']%20and%20get_chitiet()['tong_tt_4']/get_chitiet()['tong_tt']*100" xlink:type="simple">tt_tt_4</text:a></text:p>
          </table:table-cell>
          <table:table-cell table:style-name="ce25" office:value-type="string">
            <text:p><text:a xlink:href="python://get_chitiet()['tong_dt_4']%20and%20get_chitiet()['tong_tt_4']/get_chitiet()['tong_dt_4']*100" xlink:type="simple">tt_4</text:a></text:p>
          </table:table-cell>
          <table:table-cell table:style-name="ce35" table:number-columns-repeated="1017"/>
        </table:table-row>
        <table:table-row table:style-name="ro9">
          <table:table-cell table:style-name="ce12" office:value-type="string" table:number-columns-spanned="2" table:number-rows-spanned="1">
            <text:p>TỔNG CỘNG</text:p>
          </table:table-cell>
          <table:covered-table-cell table:style-name="ce12"/>
          <table:table-cell table:style-name="ce27" office:value-type="string">
            <text:p><text:a xlink:href="python://get_chitiet()['tong_dt']" xlink:type="simple">tong_dt</text:a></text:p>
          </table:table-cell>
          <table:table-cell table:style-name="ce32" table:formula="of:=[.D12]+[.D19]+[.D22]" office:value-type="float" office:value="0">
            <text:p>#VALUE!</text:p>
          </table:table-cell>
          <table:table-cell table:style-name="ce27" office:value-type="string">
            <text:p><text:a xlink:href="python://get_chitiet()['tong_tt']" xlink:type="simple">tong_tt</text:a></text:p>
          </table:table-cell>
          <table:table-cell table:style-name="ce32" table:formula="of:=[.F12]+[.F19]+[.F22]" office:value-type="float" office:value="0">
            <text:p>#VALUE!</text:p>
          </table:table-cell>
          <table:table-cell table:style-name="ce27" office:value-type="string">
            <text:p><text:a xlink:href="python://get_chitiet()['tong_dt']%20and%20get_chitiet()['tong_tt']/get_chitiet()['tong_dt']*100" xlink:type="simple">tt</text:a></text:p>
          </table:table-cell>
          <table:table-cell table:style-name="ce36" table:number-columns-repeated="1017"/>
        </table:table-row>
        <table:table-row table:style-name="ro5">
          <table:table-cell table:style-name="ce4" table:number-columns-repeated="2"/>
          <table:table-cell table:style-name="ce21"/>
          <table:table-cell table:style-name="ce29"/>
          <table:table-cell table:style-name="ce4" table:number-columns-repeated="3"/>
          <table:table-cell table:number-columns-repeated="1017"/>
        </table:table-row>
        <table:table-row table:style-name="ro10">
          <table:table-cell table:style-name="ce4" table:number-columns-repeated="2"/>
          <table:table-cell table:style-name="ce21"/>
          <table:table-cell table:style-name="ce29"/>
          <table:table-cell table:style-name="ce4"/>
          <table:table-cell table:style-name="ce33" office:value-type="string">
            <text:p>PHÒNG VÉ SỐ TỰ CHỌN</text:p>
          </table:table-cell>
          <table:table-cell table:style-name="ce4"/>
          <table:table-cell table:number-columns-repeated="1017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3T10:04:37</dc:date>
    <dc:creator>phung11764 </dc:creator>
    <meta:editing-duration>PT3H23M9S</meta:editing-duration>
    <meta:editing-cycles>88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